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tchStemmer.r_standard_suffix( )</text:p>
          </table:table-cell>
          <table:table-cell office:value-type="float" office:value="49">
            <text:p text:style-name="Table_20_Contents">49</text:p>
          </table:table-cell>
          <table:table-cell office:value-type="float" office:value="49">
            <text:p text:style-name="Table_20_Contents">49</text:p>
          </table:table-cell>
          <table:table-cell office:value-type="float" office:value="225">
            <text:p text:style-name="Table_20_Contents">225</text:p>
          </table:table-cell>
        </table:table-row>
        <table:table-row>
          <table:table-cell office:value-type="string">
            <text:p text:style-name="Table_20_Contents">DutchStemmer.r_e_end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DutchStemmer.r_R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utchStemmer.copy_from( DutchStemmer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utchStemmer.r_prelude(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6">
            <text:p text:style-name="Table_20_Contents">116</text:p>
          </table:table-cell>
        </table:table-row>
        <table:table-row>
          <table:table-cell office:value-type="string">
            <text:p text:style-name="Table_20_Contents">DutchStemmer.r_undou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utchStemmer.stem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DutchStemmer.r_en_ending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DutchStemmer.r_postlud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DutchStemmer.r_R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utchStemmer.r_mark_regions(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74">
            <text:p text:style-name="Table_20_Contents">7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